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4" style:family="graphic" style:parent-style-name="objectwithoutfill">
      <style:graphic-properties svg:stroke-color="#000000" draw:fill="solid" draw:fill-color="#00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428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953cm" svg:y1="4.3cm" svg:x2="4.953cm" svg:y2="2.284cm">
            <text:p/>
          </draw:line>
          <draw:line draw:style-name="gr1" draw:text-style-name="P1" draw:layer="layout" svg:x1="4.953cm" svg:y1="4.3cm" svg:x2="4.953cm" svg:y2="2.284cm">
            <text:p/>
          </draw:line>
          <draw:line draw:style-name="gr1" draw:text-style-name="P1" draw:layer="layout" svg:x1="5.854cm" svg:y1="4.3cm" svg:x2="5.854cm" svg:y2="2.284cm">
            <text:p/>
          </draw:line>
          <draw:line draw:style-name="gr1" draw:text-style-name="P1" draw:layer="layout" svg:x1="7.073cm" svg:y1="3.307cm" svg:x2="5.85cm" svg:y2="3.291cm">
            <text:p/>
          </draw:line>
          <draw:line draw:style-name="gr1" draw:text-style-name="P1" draw:layer="layout" svg:x1="4.972cm" svg:y1="3.307cm" svg:x2="3.749cm" svg:y2="3.291cm">
            <text:p/>
          </draw:line>
        </draw:g>
        <draw:g>
          <draw:line draw:style-name="gr1" draw:text-style-name="P1" draw:layer="layout" svg:x1="7.047cm" svg:y1="8.109cm" svg:x2="6.542cm" svg:y2="7.924cm">
            <text:p/>
          </draw:line>
          <draw:line draw:style-name="gr1" draw:text-style-name="P1" draw:layer="layout" svg:x1="7.533cm" svg:y1="7.525cm" svg:x2="6.543cm" svg:y2="7.928cm">
            <text:p/>
          </draw:line>
          <draw:line draw:style-name="gr1" draw:text-style-name="P1" draw:layer="layout" svg:x1="7.553cm" svg:y1="6.75cm" svg:x2="6.526cm" svg:y2="6.362cm">
            <text:p/>
          </draw:line>
          <draw:line draw:style-name="gr1" draw:text-style-name="P1" draw:layer="layout" svg:x1="7.557cm" svg:y1="7.544cm" svg:x2="6.53cm" svg:y2="7.156cm">
            <text:p/>
          </draw:line>
          <draw:line draw:style-name="gr1" draw:text-style-name="P1" draw:layer="layout" svg:x1="7.546cm" svg:y1="6.734cm" svg:x2="6.556cm" svg:y2="7.137cm">
            <text:p/>
          </draw:line>
          <draw:line draw:style-name="gr1" draw:text-style-name="P1" draw:layer="layout" svg:x1="7.51cm" svg:y1="5.949cm" svg:x2="6.52cm" svg:y2="6.352cm">
            <text:p/>
          </draw:line>
          <draw:line draw:style-name="gr1" draw:text-style-name="P1" draw:layer="layout" svg:x1="7.461cm" svg:y1="5.957cm" svg:x2="6.956cm" svg:y2="5.772cm">
            <text:p/>
          </draw:line>
        </draw:g>
        <draw:g>
          <draw:line draw:style-name="gr1" draw:text-style-name="P1" draw:layer="layout" svg:x1="9.648cm" svg:y1="9.709cm" svg:x2="9.143cm" svg:y2="9.524cm">
            <text:p/>
          </draw:line>
          <draw:line draw:style-name="gr1" draw:text-style-name="P1" draw:layer="layout" svg:x1="10.134cm" svg:y1="9.125cm" svg:x2="9.144cm" svg:y2="9.528cm">
            <text:p/>
          </draw:line>
          <draw:line draw:style-name="gr1" draw:text-style-name="P1" draw:layer="layout" svg:x1="10.154cm" svg:y1="8.35cm" svg:x2="9.127cm" svg:y2="7.962cm">
            <text:p/>
          </draw:line>
          <draw:line draw:style-name="gr1" draw:text-style-name="P1" draw:layer="layout" svg:x1="10.158cm" svg:y1="9.144cm" svg:x2="9.131cm" svg:y2="8.756cm">
            <text:p/>
          </draw:line>
          <draw:line draw:style-name="gr1" draw:text-style-name="P1" draw:layer="layout" svg:x1="10.147cm" svg:y1="8.334cm" svg:x2="9.157cm" svg:y2="8.737cm">
            <text:p/>
          </draw:line>
          <draw:line draw:style-name="gr1" draw:text-style-name="P1" draw:layer="layout" svg:x1="10.111cm" svg:y1="7.549cm" svg:x2="9.121cm" svg:y2="7.952cm">
            <text:p/>
          </draw:line>
          <draw:line draw:style-name="gr1" draw:text-style-name="P1" draw:layer="layout" svg:x1="10.062cm" svg:y1="7.557cm" svg:x2="9.557cm" svg:y2="7.372cm">
            <text:p/>
          </draw:line>
        </draw:g>
        <draw:g>
          <draw:line draw:style-name="gr1" draw:text-style-name="P1" draw:layer="layout" svg:x1="13.406cm" svg:y1="7.025cm" svg:x2="13.569cm" svg:y2="6.52cm">
            <text:p/>
          </draw:line>
          <draw:line draw:style-name="gr1" draw:text-style-name="P1" draw:layer="layout" svg:x1="13.921cm" svg:y1="7.511cm" svg:x2="13.566cm" svg:y2="6.521cm">
            <text:p/>
          </draw:line>
          <draw:line draw:style-name="gr1" draw:text-style-name="P1" draw:layer="layout" svg:x1="14.606cm" svg:y1="7.531cm" svg:x2="14.949cm" svg:y2="6.504cm">
            <text:p/>
          </draw:line>
          <draw:line draw:style-name="gr1" draw:text-style-name="P1" draw:layer="layout" svg:x1="13.905cm" svg:y1="7.535cm" svg:x2="14.248cm" svg:y2="6.508cm">
            <text:p/>
          </draw:line>
          <draw:line draw:style-name="gr1" draw:text-style-name="P1" draw:layer="layout" svg:x1="14.62cm" svg:y1="7.524cm" svg:x2="14.265cm" svg:y2="6.534cm">
            <text:p/>
          </draw:line>
          <draw:line draw:style-name="gr1" draw:text-style-name="P1" draw:layer="layout" svg:x1="15.312cm" svg:y1="7.488cm" svg:x2="14.957cm" svg:y2="6.498cm">
            <text:p/>
          </draw:line>
          <draw:line draw:style-name="gr1" draw:text-style-name="P1" draw:layer="layout" svg:x1="15.306cm" svg:y1="7.439cm" svg:x2="15.469cm" svg:y2="6.934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2" draw:text-style-name="P2" draw:layer="layout" svg:width="2.796cm" svg:height="2.563cm" draw:transform="rotate (1.5707963267949) translate (11.419cm 5.3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1.404cm" svg:y="2.849cm">
            <draw:text-box>
              <text:p>+</text:p>
              <text:p/>
              <text:p>-</text:p>
            </draw:text-box>
          </draw:frame>
        </draw:g>
        <draw:g>
          <draw:line draw:style-name="gr1" draw:text-style-name="P1" draw:layer="layout" svg:x1="18.106cm" svg:y1="7.053cm" svg:x2="20.122cm" svg:y2="7.053cm">
            <text:p/>
          </draw:line>
          <draw:line draw:style-name="gr1" draw:text-style-name="P1" draw:layer="layout" svg:x1="18.106cm" svg:y1="7.053cm" svg:x2="20.122cm" svg:y2="7.053cm">
            <text:p/>
          </draw:line>
          <draw:line draw:style-name="gr1" draw:text-style-name="P1" draw:layer="layout" svg:x1="18.106cm" svg:y1="7.953cm" svg:x2="20.122cm" svg:y2="7.953cm">
            <text:p/>
          </draw:line>
          <draw:line draw:style-name="gr1" draw:text-style-name="P1" draw:layer="layout" svg:x1="19.1cm" svg:y1="9.169cm" svg:x2="19.116cm" svg:y2="7.946cm">
            <text:p/>
          </draw:line>
          <draw:line draw:style-name="gr1" draw:text-style-name="P1" draw:layer="layout" svg:x1="19.1cm" svg:y1="7.071cm" svg:x2="19.116cm" svg:y2="5.848cm">
            <text:p/>
          </draw:line>
        </draw:g>
        <draw:line draw:style-name="gr4" draw:text-style-name="P4" draw:layer="layout" svg:x1="6.812cm" svg:y1="3.311cm" svg:x2="11.403cm" svg:y2="3.338cm">
          <text:p/>
        </draw:line>
        <draw:line draw:style-name="gr4" draw:text-style-name="P4" draw:layer="layout" svg:x1="11.395cm" svg:y1="4.827cm" svg:x2="9.57cm" svg:y2="4.827cm">
          <text:p/>
        </draw:line>
        <draw:line draw:style-name="gr4" draw:text-style-name="P4" draw:layer="layout" svg:x1="9.616cm" svg:y1="7.43cm" svg:x2="9.616cm" svg:y2="4.782cm">
          <text:p/>
        </draw:line>
        <draw:line draw:style-name="gr4" draw:text-style-name="P4" draw:layer="layout" svg:x1="9.67cm" svg:y1="6.976cm" svg:x2="13.44cm" svg:y2="6.976cm">
          <text:p/>
        </draw:line>
        <draw:line draw:style-name="gr4" draw:text-style-name="P4" draw:layer="layout" svg:x1="15.49cm" svg:y1="6.954cm" svg:x2="16.549cm" svg:y2="6.954cm">
          <text:p/>
        </draw:line>
        <draw:line draw:style-name="gr4" draw:text-style-name="P4" draw:layer="layout" svg:x1="13.986cm" svg:y1="3.997cm" svg:x2="24.349cm" svg:y2="3.982cm">
          <text:p/>
        </draw:line>
        <draw:line draw:style-name="gr4" draw:text-style-name="P4" draw:layer="layout" svg:x1="16.52cm" svg:y1="7.007cm" svg:x2="16.52cm" svg:y2="4.013cm">
          <text:p/>
        </draw:line>
        <draw:g>
          <draw:line draw:style-name="gr1" draw:text-style-name="P1" draw:layer="layout" svg:x1="22.965cm" svg:y1="8.512cm" svg:x2="22.46cm" svg:y2="8.327cm">
            <text:p/>
          </draw:line>
          <draw:line draw:style-name="gr1" draw:text-style-name="P1" draw:layer="layout" svg:x1="23.451cm" svg:y1="7.928cm" svg:x2="22.461cm" svg:y2="8.331cm">
            <text:p/>
          </draw:line>
          <draw:line draw:style-name="gr1" draw:text-style-name="P1" draw:layer="layout" svg:x1="23.471cm" svg:y1="7.153cm" svg:x2="22.444cm" svg:y2="6.765cm">
            <text:p/>
          </draw:line>
          <draw:line draw:style-name="gr1" draw:text-style-name="P1" draw:layer="layout" svg:x1="23.475cm" svg:y1="7.947cm" svg:x2="22.448cm" svg:y2="7.559cm">
            <text:p/>
          </draw:line>
          <draw:line draw:style-name="gr1" draw:text-style-name="P1" draw:layer="layout" svg:x1="23.464cm" svg:y1="7.137cm" svg:x2="22.474cm" svg:y2="7.54cm">
            <text:p/>
          </draw:line>
          <draw:line draw:style-name="gr1" draw:text-style-name="P1" draw:layer="layout" svg:x1="23.428cm" svg:y1="6.352cm" svg:x2="22.438cm" svg:y2="6.755cm">
            <text:p/>
          </draw:line>
          <draw:line draw:style-name="gr1" draw:text-style-name="P1" draw:layer="layout" svg:x1="23.379cm" svg:y1="6.36cm" svg:x2="22.874cm" svg:y2="6.175cm">
            <text:p/>
          </draw:line>
        </draw:g>
        <draw:line draw:style-name="gr4" draw:text-style-name="P4" draw:layer="layout" svg:x1="22.923cm" svg:y1="3.977cm" svg:x2="22.923cm" svg:y2="6.143cm">
          <text:p/>
        </draw:line>
        <draw:line draw:style-name="gr4" draw:text-style-name="P4" draw:layer="layout" svg:x1="24.541cm" svg:y1="10.542cm" svg:x2="3.354cm" svg:y2="10.542cm">
          <text:p/>
        </draw:line>
        <draw:line draw:style-name="gr4" draw:text-style-name="P4" draw:layer="layout" svg:x1="22.962cm" svg:y1="8.509cm" svg:x2="22.962cm" svg:y2="10.631cm">
          <text:p/>
        </draw:line>
        <draw:line draw:style-name="gr4" draw:text-style-name="P4" draw:layer="layout" svg:x1="9.643cm" svg:y1="9.679cm" svg:x2="9.643cm" svg:y2="10.566cm">
          <text:p/>
        </draw:line>
        <draw:line draw:style-name="gr4" draw:text-style-name="P4" draw:layer="layout" svg:x1="6.996cm" svg:y1="5.827cm" svg:x2="7.018cm" svg:y2="3.3cm">
          <text:p/>
        </draw:line>
        <draw:custom-shape draw:style-name="gr5" draw:text-style-name="P5" draw:layer="layout" svg:width="1.842cm" svg:height="1.843cm" svg:x="2.433cm" svg:y="6.011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386cm" svg:y1="7.843cm" svg:x2="3.386cm" svg:y2="10.531cm">
          <text:p/>
        </draw:line>
        <draw:line draw:style-name="gr4" draw:text-style-name="P4" draw:layer="layout" svg:x1="3.359cm" svg:y1="6.028cm" svg:x2="3.359cm" svg:y2="3.29cm">
          <text:p/>
        </draw:line>
        <draw:line draw:style-name="gr4" draw:text-style-name="P4" draw:layer="layout" svg:x1="3.836cm" svg:y1="3.29cm" svg:x2="3.359cm" svg:y2="3.316cm">
          <text:p/>
        </draw:line>
        <draw:frame draw:style-name="gr6" draw:text-style-name="P3" draw:layer="layout" svg:width="1.162cm" svg:height="1.114cm" svg:x="4.896cm" svg:y="1.054cm">
          <draw:text-box>
            <text:p>C<text:span text:style-name="T1">1</text:span></text:p>
          </draw:text-box>
        </draw:frame>
        <draw:line draw:style-name="gr4" draw:text-style-name="P4" draw:layer="layout" svg:x1="13.326cm" svg:y1="5.024cm" svg:x2="13.326cm" svg:y2="4.353cm">
          <text:p/>
        </draw:line>
        <draw:custom-shape draw:style-name="gr7" draw:text-style-name="P6" draw:layer="layout" svg:width="0.236cm" svg:height="0.245cm" svg:x="13.203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33cm" svg:y1="2.951cm" svg:x2="13.33cm" svg:y2="3.622cm">
          <text:p/>
        </draw:line>
        <draw:custom-shape draw:style-name="gr7" draw:text-style-name="P6" draw:layer="layout" svg:width="0.236cm" svg:height="0.245cm" draw:transform="rotate (-3.14159265358979) translate (13.458cm 3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56cm" svg:height="0.962cm" svg:x="12.566cm" svg:y="1.918cm">
          <draw:text-box>
            <text:p>Vcc</text:p>
          </draw:text-box>
        </draw:frame>
        <draw:frame draw:style-name="gr9" draw:text-style-name="P3" draw:layer="layout" svg:width="1.632cm" svg:height="0.962cm" svg:x="12.46cm" svg:y="5.143cm">
          <draw:text-box>
            <text:p>Vee</text:p>
          </draw:text-box>
        </draw:frame>
        <draw:frame draw:style-name="gr10" draw:text-style-name="P3" draw:layer="layout" svg:width="1.209cm" svg:height="1.114cm" svg:x="1.06cm" svg:y="6.471cm">
          <draw:text-box>
            <text:p>V<text:span text:style-name="T1">in</text:span></text:p>
          </draw:text-box>
        </draw:frame>
        <draw:line draw:style-name="gr4" draw:text-style-name="P4" draw:layer="layout" svg:x1="7.043cm" svg:y1="8.057cm" svg:x2="7.043cm" svg:y2="10.567cm">
          <text:p/>
        </draw:line>
        <draw:frame draw:style-name="gr11" draw:text-style-name="P3" draw:layer="layout" svg:width="1.162cm" svg:height="1.195cm" svg:x="5.529cm" svg:y="6.55cm">
          <draw:text-box>
            <text:p>R<text:span text:style-name="T1">1</text:span></text:p>
          </draw:text-box>
        </draw:frame>
        <draw:frame draw:style-name="gr6" draw:text-style-name="P3" draw:layer="layout" svg:width="1.162cm" svg:height="1.114cm" svg:x="10.34cm" svg:y="8.144cm">
          <draw:text-box>
            <text:p>R<text:span text:style-name="T1">3</text:span></text:p>
          </draw:text-box>
        </draw:frame>
        <draw:frame draw:style-name="gr6" draw:text-style-name="P3" draw:layer="layout" svg:width="1.162cm" svg:height="1.114cm" svg:x="14cm" svg:y="7.417cm">
          <draw:text-box>
            <text:p>R<text:span text:style-name="T1">2</text:span></text:p>
          </draw:text-box>
        </draw:frame>
        <draw:frame draw:style-name="gr6" draw:text-style-name="P3" draw:layer="layout" svg:width="1.162cm" svg:height="1.114cm" svg:x="16.938cm" svg:y="7.14cm">
          <draw:text-box>
            <text:p>C<text:span text:style-name="T1">2</text:span></text:p>
          </draw:text-box>
        </draw:frame>
        <draw:custom-shape draw:style-name="gr7" draw:text-style-name="P6" draw:layer="layout" svg:width="0.349cm" svg:height="0.325cm" svg:x="16.326cm" svg:y="3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383cm" svg:height="0.962cm" svg:x="15.833cm" svg:y="2.831cm">
          <draw:text-box>
            <text:p>out</text:p>
          </draw:text-box>
        </draw:frame>
        <draw:frame draw:style-name="gr13" draw:text-style-name="P3" draw:layer="layout" svg:width="1.161cm" svg:height="1.114cm" svg:x="23.591cm" svg:y="6.815cm">
          <draw:text-box>
            <text:p>R<text:span text:style-name="T1">L</text:span></text:p>
          </draw:text-box>
        </draw:frame>
        <draw:line draw:style-name="gr14" draw:text-style-name="P4" draw:layer="layout" svg:x1="25.393cm" svg:y1="4.217cm" svg:x2="25.393cm" svg:y2="4.673cm">
          <text:p/>
        </draw:line>
        <draw:line draw:style-name="gr14" draw:text-style-name="P4" draw:layer="layout" svg:x1="25.723cm" svg:y1="10.253cm" svg:x2="25.267cm" svg:y2="10.253cm">
          <text:p/>
        </draw:line>
        <draw:line draw:style-name="gr14" draw:text-style-name="P4" draw:layer="layout" svg:x1="25.623cm" svg:y1="4.453cm" svg:x2="25.167cm" svg:y2="4.453cm">
          <text:p/>
        </draw:line>
        <draw:frame draw:style-name="gr15" draw:text-style-name="P3" draw:layer="layout" svg:width="1.928cm" svg:height="1.114cm" svg:x="25.06cm" svg:y="6.695cm">
          <draw:text-box>
            <text:p>V<text:span text:style-name="T1">OUT</text:span></text:p>
          </draw:text-box>
        </draw:frame>
        <draw:g>
          <draw:line draw:style-name="gr1" draw:text-style-name="P1" draw:layer="layout" svg:x1="7.161cm" svg:y1="11.764cm" svg:x2="3.154cm" svg:y2="11.789cm">
            <text:p/>
          </draw:line>
          <draw:line draw:style-name="gr1" draw:text-style-name="P1" draw:layer="layout" svg:x1="7.163cm" svg:y1="11.75cm" svg:x2="3.156cm" svg:y2="11.775cm">
            <text:p/>
          </draw:line>
          <draw:line draw:style-name="gr1" draw:text-style-name="P1" draw:layer="layout" svg:x1="4.248cm" svg:y1="12.318cm" svg:x2="6.239cm" svg:y2="12.318cm">
            <text:p/>
          </draw:line>
          <draw:line draw:style-name="gr1" draw:text-style-name="P1" draw:layer="layout" svg:x1="4.786cm" svg:y1="12.792cm" svg:x2="5.743cm" svg:y2="12.792cm">
            <text:p/>
          </draw:line>
          <draw:line draw:style-name="gr1" draw:text-style-name="P1" draw:layer="layout" svg:x1="5.21cm" svg:y1="11.73cm" svg:x2="5.226cm" svg:y2="10.507cm">
            <text:p/>
          </draw:line>
        </draw:g>
        <draw:line draw:style-name="gr16" draw:text-style-name="P7" draw:layer="layout" svg:x1="19.135cm" svg:y1="4.064cm" svg:x2="19.135cm" svg:y2="6.097cm">
          <text:p/>
        </draw:line>
        <draw:line draw:style-name="gr16" draw:text-style-name="P7" draw:layer="layout" svg:x1="19.135cm" svg:y1="8.465cm" svg:x2="19.135cm" svg:y2="10.4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4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1:57:38.292811421</meta:creation-date>
    <dc:date>2021-06-08T21:29:25.885803979</dc:date>
    <meta:editing-duration>PT12M39S</meta:editing-duration>
    <meta:editing-cycles>4</meta:editing-cycles>
    <meta:generator>LibreOffice/6.4.6.2$Linux_X86_64 LibreOffice_project/40$Build-2</meta:generator>
    <meta:document-statistic meta:object-count="91"/>
  </office:meta>
</office:document-meta>
</file>